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Ve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adornments="Ve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ff" style:font-name="Arial" fo:background-color="transparent"/>
    </style:style>
    <style:style style:name="P2" style:family="paragraph" style:parent-style-name="Standard">
      <style:text-properties fo:color="#0000ff" style:font-name="Arial" fo:font-weight="normal" style:font-weight-asian="normal" style:font-weight-complex="normal"/>
    </style:style>
    <style:style style:name="P3" style:family="paragraph" style:parent-style-name="Standard">
      <style:text-properties fo:color="#0000ff" style:font-name="Arial" fo:font-weight="normal" fo:background-color="transparent" style:font-weight-asian="normal" style:font-weight-complex="normal"/>
    </style:style>
    <style:style style:name="P4" style:family="paragraph" style:parent-style-name="Standard">
      <style:text-properties style:font-name="Arial"/>
    </style:style>
    <style:style style:name="P5" style:family="paragraph" style:parent-style-name="Standard">
      <style:text-properties style:font-name="Arial" fo:font-style="italic" style:font-style-asian="italic" style:font-style-complex="italic"/>
    </style:style>
    <style:style style:name="P6" style:family="paragraph" style:parent-style-name="Standard">
      <style:text-properties fo:color="#000000" style:font-name="Arial" fo:font-weight="bold" style:font-weight-asian="bold" style:font-weight-complex="bold"/>
    </style:style>
    <style:style style:name="P7" style:family="paragraph" style:parent-style-name="Standard">
      <style:text-properties fo:color="#000000" style:font-name="Arial" fo:font-style="italic" fo:font-weight="normal" fo:background-color="transparent" style:font-style-asian="italic" style:font-weight-asian="normal" style:font-style-complex="italic" style:font-weight-complex="normal"/>
    </style:style>
    <style:style style:name="P8" style:family="paragraph" style:parent-style-name="Standard">
      <style:text-properties style:font-name="Arial"/>
    </style:style>
    <style:style style:name="P9" style:family="paragraph" style:parent-style-name="Standard">
      <style:text-properties style:font-name="Arial" fo:font-weight="bold" style:font-weight-asian="bold" style:font-weight-complex="bold"/>
    </style:style>
    <style:style style:name="P10" style:family="paragraph" style:parent-style-name="Standard">
      <style:text-properties fo:color="#0000ff" style:font-name="Arial"/>
    </style:style>
    <style:style style:name="P11" style:family="paragraph" style:parent-style-name="Standard">
      <style:text-properties fo:color="#0000ff" style:font-name="Arial" fo:background-color="transparent"/>
    </style:style>
    <style:style style:name="P12" style:family="paragraph" style:parent-style-name="Standard">
      <style:text-properties fo:color="#0000ff" style:font-name="Arial" fo:font-weight="normal" fo:background-color="transparent" style:font-weight-asian="normal" style:font-weight-complex="normal"/>
    </style:style>
    <style:style style:name="P13" style:family="paragraph" style:parent-style-name="Standard">
      <style:text-properties fo:color="#0000ff" style:font-name="Arial" fo:font-weight="bold" fo:background-color="transparent" style:font-weight-asian="bold" style:font-weight-complex="bold"/>
    </style:style>
    <style:style style:name="P14" style:family="paragraph" style:parent-style-name="Standard">
      <style:text-properties fo:color="#000000" style:font-name="Arial"/>
    </style:style>
    <style:style style:name="P15" style:family="paragraph" style:parent-style-name="Standard">
      <style:text-properties fo:color="#008000" style:font-name="Arial" fo:font-weight="normal" fo:background-color="transparent" style:font-weight-asian="normal" style:font-weight-complex="normal"/>
    </style:style>
    <style:style style:name="P16" style:family="paragraph" style:parent-style-name="Standard">
      <style:text-properties fo:color="#008000" style:font-name="Arial" fo:font-weight="normal" style:font-weight-asian="normal" style:font-weight-complex="normal"/>
    </style:style>
    <style:style style:name="P17" style:family="paragraph" style:parent-style-name="locatie_20_local">
      <style:text-properties style:font-name="Arial"/>
    </style:style>
    <style:style style:name="P18" style:family="paragraph" style:parent-style-name="Heading">
      <style:text-properties fo:font-size="28pt" style:font-size-asian="28pt" style:font-size-complex="28pt"/>
    </style:style>
    <style:style style:name="P19" style:family="paragraph" style:parent-style-name="actie_20_local">
      <style:text-properties style:font-name="Arial"/>
    </style:style>
    <style:style style:name="P20" style:family="paragraph" style:parent-style-name="Heading_20_3">
      <style:text-properties style:font-name="Arial"/>
    </style:style>
    <style:style style:name="T1" style:family="text">
      <style:text-properties fo:background-color="transparent"/>
    </style:style>
    <style:style style:name="T2" style:family="text">
      <style:text-properties fo:color="#000000"/>
    </style:style>
    <style:style style:name="T3" style:family="text">
      <style:text-properties fo:color="#000000" style:font-name="Arial" fo:background-color="transparent"/>
    </style:style>
    <style:style style:name="T4" style:family="text">
      <style:text-properties style:font-name="Arial"/>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en project opzetten</text:p>
      <text:p text:style-name="P4">Er wordt hierbij uitgegaan van Unfuddle als svn server.</text:p>
      <text:p text:style-name="P4"/>
      <text:h text:style-name="Heading_20_3" text:outline-level="3">1. Export van standaardproject</text:h>
      <text:p text:style-name="P9"/>
      <text:p text:style-name="P4">Maak de map / ga naar de <text:span text:style-name="T6">lege</text:span> map</text:p>
      <text:p text:style-name="P4"/>
      <text:p text:style-name="locatie_20_local"><text:s/>/[projectnaam]/www/</text:p>
      <text:p text:style-name="P4"/>
      <text:p text:style-name="P4">Op deze plek komt het standaard geraamte van een applicatie. Deze bevind zich in de repo: Yf Project [versie]. Versienummer in de url is zonder punten, dus 1.0 is 10</text:p>
      <text:p text:style-name="P4"/>
      <text:list xml:id="list40734450" text:style-name="actie_20_bullet">
        <text:list-item>
          <text:p text:style-name="actie_20_local">Tortoise: export http://yuna.unfuddle.com/svn/yuna_yfproject[versie]</text:p>
        </text:list-item>
      </text:list>
      <text:h text:style-name="Heading_20_3" text:outline-level="3">2. Creeren van project repo's</text:h>
      <text:p text:style-name="P4"/>
      <text:p text:style-name="P17"><text:s/>Y:/projects/[projectnaam]/www/application/</text:p>
      <text:p text:style-name="P4"/>
      <text:list xml:id="list42284346" text:continue-numbering="true" text:style-name="actie_20_bullet">
        <text:list-item>
          <text:p text:style-name="P19">Tortoise: export http://yuna.unfuddle.com/svn/yuna_yfapplication[versie]</text:p>
        </text:list-item>
        <text:list-item>
          <text:p text:style-name="P19">Aanvinken: 'omit externals'</text:p>
        </text:list-item>
      </text:list>
      <text:p text:style-name="P4"/>
      <text:p text:style-name="P4">De application map is gevuld met een standaardapplicatie. Dit is de php kant van de website en moet in een eigen repo komen. Daarvoor maken we een nieuwe repo, importeren de files, deleten de lokale files en doen een checkout van de repo.</text:p>
      <text:p text:style-name="P4"/>
      <text:list xml:id="list42269451" text:continue-numbering="true" text:style-name="actie_20_bullet">
        <text:list-item>
          <text:p text:style-name="actie_20_local">Unfuddle: maak een nieuwe repository met [projectnaam]application</text:p>
        </text:list-item>
      </text:list>
      <text:p text:style-name="P17"><text:s text:c="2"/>Y:/projects/[projectnaam]/www/</text:p>
      <text:p text:style-name="P1"/>
      <text:list xml:id="list42282712" text:continue-numbering="true" text:style-name="actie_20_bullet">
        <text:list-item>
          <text:p text:style-name="actie_20_local">Rechtsklik op application/</text:p>
        </text:list-item>
        <text:list-item>
          <text:p text:style-name="actie_20_local">Tortoise import https://yuna.unfuddle.com/svn/yuna_[projectnaam]application</text:p>
        </text:list-item>
      </text:list>
      <text:p text:style-name="locatie_20_local"><text:s/><text:span text:style-name="T4"><text:s/>Y:/projects</text:span>/[projectnaam]/www/application/</text:p>
      <text:p text:style-name="Standard"/>
      <text:list xml:id="list42270308" text:continue-numbering="true" text:style-name="actie_20_bullet">
        <text:list-item>
          <text:p text:style-name="actie_20_local">Delete alle files</text:p>
        </text:list-item>
        <text:list-item>
          <text:p text:style-name="actie_20_local">Tortoise: SVN Checkout...</text:p>
        </text:list-item>
        <text:list-item>
          <text:p text:style-name="actie_20_local">url of repository: https://yuna.unfuddle.com/svn/yuna_[projectnaam]application</text:p>
        </text:list-item>
        <text:list-item>
          <text:p text:style-name="actie_20_local">Checkout directory <text:span text:style-name="T4"><text:s/>Y:/projects</text:span>/[projectnaam]/www/application</text:p>
        </text:list-item>
      </text:list>
      <text:p text:style-name="P4"><text:soft-page-break/></text:p>
      <text:p text:style-name="P17"><text:s/>Y:/projects/[projectnaam]/www/site/</text:p>
      <text:p text:style-name="P4"/>
      <text:list xml:id="list42278616" text:continue-numbering="true" text:style-name="actie_20_bullet">
        <text:list-item>
          <text:p text:style-name="P19">Tortoise: export http://yuna.unfuddle.com/svn/yuna_yfsite[versie]</text:p>
        </text:list-item>
        <text:list-item>
          <text:p text:style-name="P19">Aanvinken: 'omit externals'</text:p>
        </text:list-item>
      </text:list>
      <text:p text:style-name="P4"/>
      <text:p text:style-name="P4">De site map is gevuld met een standaardsite. Dit is de css/files/js/swf kant van de website en moet in een eigen repo komen. Daarvoor maken we een nieuwe repo, importeren de files, deleten de lokale files en doen een checkout van de repo.</text:p>
      <text:p text:style-name="P4"/>
      <text:list xml:id="list42262632" text:continue-numbering="true" text:style-name="actie_20_bullet">
        <text:list-item>
          <text:p text:style-name="actie_20_local">Unfuddle: maak een nieuwe repository met [projectnaam]site</text:p>
        </text:list-item>
      </text:list>
      <text:p text:style-name="P17"><text:s text:c="2"/>Y:/projects/[projectnaam]/www/</text:p>
      <text:p text:style-name="P1"/>
      <text:list xml:id="list42271328" text:continue-numbering="true" text:style-name="actie_20_bullet">
        <text:list-item>
          <text:p text:style-name="actie_20_local">Rechtsklik op site/</text:p>
        </text:list-item>
        <text:list-item>
          <text:p text:style-name="actie_20_local">Tortoise import https://yuna.unfuddle.com/svn/yuna_[projectnaam]site</text:p>
        </text:list-item>
      </text:list>
      <text:p text:style-name="locatie_20_local"><text:s/><text:span text:style-name="T4"><text:s/>Y:/projects</text:span>/[projectnaam]/www/site/</text:p>
      <text:p text:style-name="Standard"/>
      <text:list xml:id="list42285615" text:continue-numbering="true" text:style-name="actie_20_bullet">
        <text:list-item>
          <text:p text:style-name="actie_20_local">Delete alle files</text:p>
        </text:list-item>
        <text:list-item>
          <text:p text:style-name="actie_20_local">Tortoise: SVN Checkout...</text:p>
        </text:list-item>
        <text:list-item>
          <text:p text:style-name="actie_20_local">url of repository: https://yuna.unfuddle.com/svn/yuna_[projectnaam]site</text:p>
        </text:list-item>
        <text:list-item>
          <text:p text:style-name="actie_20_local">Checkout directory <text:s/>Y:/projects/[projectnaam]/www/site</text:p>
        </text:list-item>
      </text:list>
      <text:p text:style-name="P4"/>
      <text:p text:style-name="P4">Commits in de /application en /site map worden nu gedaan naar de bijbehorende project-repo's.</text:p>
      <text:p text:style-name="P4"/>
      <text:h text:style-name="P20" text:outline-level="3">3. Libraries linken</text:h>
      <text:p text:style-name="Text_20_body"><text:span text:style-name="T4">Er zijn nog twee libraries nodig, de php en de css/js libraries.<text:line-break/>Eventuele bugfixes moeten in de originele libraries terechtkomen. We doen een checkout voor de php library en een external voor de js/css library<text:line-break/></text:span><text:span text:style-name="T5">NB: wijzigingen gelden dus voor alle projecten die van deze versie gebruikmaken!</text:span></text:p>
      <text:p text:style-name="Text_20_body"><text:span text:style-name="T4"/></text:p>
      <text:p text:style-name="P17"><text:s text:c="2"/>Y:/projects/[projectnaam]/www/library/</text:p>
      <text:p text:style-name="Standard"/>
      <text:list xml:id="list42271888" text:continue-numbering="true" text:style-name="actie_20_bullet">
        <text:list-item>
          <text:p text:style-name="actie_20_local">Tortoise: SVN Checkout...</text:p>
        </text:list-item>
        <text:list-item>
          <text:p text:style-name="actie_20_local">url of repository: https://yuna.unfuddle.com/svn/yuna_yflibrary[versie]</text:p>
        </text:list-item>
        <text:list-item>
          <text:p text:style-name="P19">Checkout directory <text:s/>Y:/projects/[projectnaam]/www/library</text:p>
        </text:list-item>
      </text:list>
      <text:p text:style-name="P1"/>
      <text:p text:style-name="P1"/>
      <text:p text:style-name="P17"><text:s text:c="2"/>Y:/projects/[projectnaam]/www/site/</text:p>
      <text:p text:style-name="Standard"/>
      <text:list xml:id="list42282804" text:continue-numbering="true" text:style-name="actie_20_bullet">
        <text:list-item>
          <text:p text:style-name="actie_20_local"><text:soft-page-break/>Tortoise: Properties</text:p>
        </text:list-item>
        <text:list-item>
          <text:p text:style-name="actie_20_local">New → <text:s/>Externals → <text:s/>New...</text:p>
        </text:list-item>
        <text:list-item>
          <text:p text:style-name="actie_20_local">Local path: library</text:p>
        </text:list-item>
        <text:list-item>
          <text:p text:style-name="actie_20_local">Url: https://yuna.unfuddle.com/svn/yuna_yflibrarysite[versie] </text:p>
        </text:list-item>
        <text:list-item>
          <text:p text:style-name="actie_20_local">Alles bevestigen</text:p>
        </text:list-item>
        <text:list-item>
          <text:p text:style-name="actie_20_local">Tortoise: update</text:p>
        </text:list-item>
      </text:list>
      <text:p text:style-name="P3"/>
      <text:h text:style-name="P20" text:outline-level="3">4. Ignore list</text:h>
      <text:p text:style-name="P4">Er moeten een aantal zaken op de 'ignore' lijst, zodat deze niet meegenomen worden bij commits. Zoals de cache mappen en ge-uploade files.</text:p>
      <text:p text:style-name="P4"/>
      <text:p text:style-name="P17"><text:s text:c="2"/>Y:/projects/[projectnaam]/www/application/backend/cache</text:p>
      <text:p text:style-name="P4"/>
      <text:list xml:id="list42284135" text:continue-numbering="true" text:style-name="actie_20_bullet">
        <text:list-item>
          <text:p text:style-name="actie_20_local">Tortoise: Properties</text:p>
        </text:list-item>
        <text:list-item>
          <text:p text:style-name="P19">New → <text:s/>Advanced → <text:s/>svn:ignore</text:p>
        </text:list-item>
        <text:list-item>
          <text:p text:style-name="P19">Waarde: *</text:p>
        </text:list-item>
      </text:list>
      <text:p text:style-name="P10"><text:span text:style-name="T1"/></text:p>
      <text:p text:style-name="P14"><text:span text:style-name="T1">Dit moet een aantal keer gebeuren. Helaas staat Windows-Vista niet toe dat dit ge-automatiseerd gaat. Heeft te maken met de * in svn proset svn:ignore '*' .Als iedereen op 7 zit kan er een .bat geschreven worden.<text:line-break/>Hieronder een lijst van de handmatige ignore instellingen:</text:span></text:p>
      <text:p text:style-name="P13"/>
      <text:p text:style-name="P15">/application/backend/cache → <text:s/>svn-ignore *</text:p>
      <text:p text:style-name="P15">/application/backend/logs → <text:s/>svn-ignore *</text:p>
      <text:p text:style-name="P16"/>
      <text:p text:style-name="P15">/application/fronted/cache → <text:s/>svn-ignore *</text:p>
      <text:p text:style-name="P15">/application/fronted/logs → <text:s/>svn-ignore *</text:p>
      <text:p text:style-name="P15"/>
      <text:p text:style-name="P15">/application/temp → <text:s/>svn-ignore *</text:p>
      <text:p text:style-name="P15"/>
      <text:p text:style-name="P15">/site/ → <text:s/>svn-ignore .htaccess</text:p>
      <text:p text:style-name="P15"/>
      <text:p text:style-name="P15">/site/files/files → <text:s/>svn-ignore *</text:p>
      <text:p text:style-name="P15">/site/files/images → <text:s/>svn-ignore *</text:p>
      <text:p text:style-name="P15">/site/files/images/original → <text:s/>svn-ignore *</text:p>
      <text:p text:style-name="P15"/>
      <text:p text:style-name="P15">/→ <text:s/>svn-ignore vendor</text:p>
      <text:p text:style-name="P15"><text:tab/><text:tab/> <text:s text:c="2"/>[nieuwe regel]docs</text:p>
      <text:p text:style-name="P1"/>
      <text:p text:style-name="P1"/>
      <text:h text:style-name="Heading_20_3" text:outline-level="3">5. .htaccess</text:h>
      <text:p text:style-name="P1"/>
      <text:p text:style-name="P4">Zoals te zien staat de .htaccess ook op ignore.</text:p>
      <text:p text:style-name="P4"><text:soft-page-break/>Hij moet echter nog wel gemaakt worden <text:span text:style-name="T6">(hij staat in /docs)</text:span></text:p>
      <text:p text:style-name="P4"/>
      <text:p text:style-name="P17"><text:s text:c="2"/>Y:/projects/[projectnaam]/www/site/</text:p>
      <text:p text:style-name="P4"/>
      <text:list xml:id="list42266148" text:continue-numbering="true" text:style-name="actie_20_bullet">
        <text:list-item>
          <text:p text:style-name="actie_20_local">Maak of kopieer /site/.htaccess</text:p>
        </text:list-item>
      </text:list>
      <text:p text:style-name="code">SetEnv APPLICATION_ENV develop_yuna</text:p>
      <text:p text:style-name="code"># SetEnv APPLICATION_ENV live<text:line-break/>SetEnv KOHANA_ENV DEVELOPMENT<text:line-break/># SetEnv KOHANA_ENV PRODUCTION<text:line-break/><text:line-break/>DirectoryIndex index.php</text:p>
      <text:p text:style-name="code"><text:line-break/>RewriteEngine On<text:line-break/><text:line-break/># Allow any files or directories that exist to be displayed directly<text:line-break/>RewriteCond %{REQUEST_FILENAME} !-f<text:line-break/>RewriteCond %{REQUEST_FILENAME} !-d<text:line-break/>RewriteRule .* index.php/$0 [PT]</text:p>
      <text:p text:style-name="locatie_20_online"/>
      <text:h text:style-name="Heading_20_3" text:outline-level="3"><text:span text:style-name="T3">6. Database</text:span></text:h>
      <text:p text:style-name="Text_20_body"><text:span text:style-name="T3">– database installeren</text:span></text:p>
      <text:h text:style-name="Heading_20_3" text:outline-level="3"><text:span text:style-name="T3">7. Configuratie</text:span></text:h>
      <text:p text:style-name="Text_20_body"><text:span text:style-name="T3">– local path</text:span></text:p>
      <text:p text:style-name="Text_20_body"><text:span text:style-name="T3">– database connectie</text:span></text:p>
      <text:p text:style-name="Text_20_body"><text:span text:style-name="T3"/></text:p>
      <text:p text:style-name="Text_20_body"><text:span text:style-name="T3"/></text:p>
      <text:p text:style-name="P4"/>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Ve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adornments="Ve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ocatie_20_local" style:display-name="locatie local" style:family="paragraph" style:parent-style-name="Standard" style:next-style-name="Standard" style:class="text">
      <style:paragraph-properties fo:margin-left="0.6cm" fo:margin-right="0cm" fo:text-indent="0cm" style:auto-text-indent="false" fo:background-color="#ffff66" fo:padding="0.049cm" fo:border="0.002cm solid #ff6633" style:shadow="none">
        <style:tab-stops/>
        <style:background-image/>
      </style:paragraph-properties>
      <style:text-properties fo:color="#800000" style:font-name="Segoe UI" fo:font-weight="normal" fo:background-color="transparent" style:font-size-asian="10.5pt" style:font-relief="none"/>
    </style:style>
    <style:style style:name="code" style:family="paragraph" style:parent-style-name="Standard" style:class="text" style:master-page-name="">
      <style:paragraph-properties fo:margin-left="1cm" fo:margin-right="0cm" fo:line-height="150%" fo:text-indent="0cm" style:auto-text-indent="false" style:page-number="auto" fo:background-color="#e6e6e6" style:shadow="none">
        <style:tab-stops/>
        <style:background-image/>
      </style:paragraph-properties>
      <style:text-properties fo:color="#355e00" style:font-name="Courier New1" fo:font-size="9pt" style:font-size-asian="9pt" style:font-size-complex="9pt"/>
    </style:style>
    <style:style style:name="locatie_20_online" style:display-name="locatie online" style:family="paragraph" style:parent-style-name="Standard" style:class="text">
      <style:text-properties fo:color="#0000ff" style:font-name="Arial" fo:background-color="transparent"/>
    </style:style>
    <style:style style:name="actie_20_local" style:display-name="actie local" style:family="paragraph" style:parent-style-name="Standard" style:list-style-name="actie_20_bullet" style:class="text" style:master-page-name="">
      <style:paragraph-properties fo:line-height="150%" style:page-number="auto" fo:background-color="#ccccff" fo:padding="0.049cm" fo:border="0.002cm solid #9999cc" style:shadow="none">
        <style:tab-stops/>
        <style:drop-cap/>
        <style:background-image/>
      </style:paragraph-properties>
      <style:text-properties fo:color="#333366" style:font-name="Arial" fo:font-weight="bold" style:font-size-asian="10.5pt"/>
    </style:style>
    <style:style style:name="actie_20_online" style:display-name="actie online" style:family="paragraph" style:parent-style-name="actie_20_local" style:class="text">
      <style:paragraph-properties fo:background-color="#000000" fo:padding="0cm" fo:border="none">
        <style:background-image/>
      </style:paragraph-properties>
      <style:text-properties fo:color="#ffffff" style:font-name="Courier New"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Bullet_20_Symbols_20__28_user_29_" style:display-name="Bullet Symbols (us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actie_20_bullet" style:display-name="actie bulle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6-14T10:08:32.84</meta:creation-date>
    <dc:date>2012-06-23T22:13:55.81</dc:date>
    <meta:editing-duration>PT06H20M09S</meta:editing-duration>
    <meta:editing-cycles>15</meta:editing-cycles>
    <meta:generator>OpenOffice.org/3.1$Win32 OpenOffice.org_project/310m11$Build-9399</meta:generator>
    <meta:document-statistic meta:table-count="0" meta:image-count="0" meta:object-count="0" meta:page-count="4" meta:paragraph-count="79" meta:word-count="546" meta:character-count="4324"/>
  </office:meta>
</office:document-meta>
</file>